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officeooo:rsid="000b9aeb" officeooo:paragraph-rsid="000b9aeb"/>
    </style:style>
    <style:style style:name="P3" style:family="paragraph" style:parent-style-name="Standard">
      <style:text-properties officeooo:rsid="000d4849" officeooo:paragraph-rsid="000d4849"/>
    </style:style>
    <style:style style:name="P4" style:family="paragraph" style:parent-style-name="Standard">
      <style:text-properties officeooo:rsid="000daeae" officeooo:paragraph-rsid="000daeae"/>
    </style:style>
    <style:style style:name="P5" style:family="paragraph" style:parent-style-name="Standard">
      <style:text-properties officeooo:rsid="000db248" officeooo:paragraph-rsid="000db248"/>
    </style:style>
    <style:style style:name="P6" style:family="paragraph" style:parent-style-name="Standard">
      <style:text-properties officeooo:rsid="000ebc11" officeooo:paragraph-rsid="000ebc11"/>
    </style:style>
    <style:style style:name="P7" style:family="paragraph" style:parent-style-name="Standard">
      <style:text-properties officeooo:rsid="000fab58" officeooo:paragraph-rsid="000fab58"/>
    </style:style>
    <style:style style:name="P8" style:family="paragraph" style:parent-style-name="Standard">
      <style:text-properties officeooo:rsid="0010309f" officeooo:paragraph-rsid="0010309f"/>
    </style:style>
    <style:style style:name="P9" style:family="paragraph" style:parent-style-name="Standard">
      <style:text-properties officeooo:rsid="00122d47" officeooo:paragraph-rsid="00122d47"/>
    </style:style>
    <style:style style:name="P10" style:family="paragraph" style:parent-style-name="Standard">
      <style:text-properties officeooo:rsid="00130fd9" officeooo:paragraph-rsid="00130fd9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6"/>
    <style:style style:name="P18" style:family="paragraph" style:parent-style-name="Standard" style:list-style-name="L7"/>
    <style:style style:name="P19" style:family="paragraph" style:parent-style-name="Standard" style:list-style-name="L8"/>
    <style:style style:name="P20" style:family="paragraph" style:parent-style-name="Standard" style:list-style-name="L9"/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2"/>
    <style:style style:name="P24" style:family="paragraph" style:parent-style-name="Standard" style:list-style-name="L13"/>
    <style:style style:name="P25" style:family="paragraph" style:parent-style-name="Standard" style:list-style-name="L14">
      <style:text-properties officeooo:rsid="000d4849" officeooo:paragraph-rsid="000d4849"/>
    </style:style>
    <style:style style:name="P26" style:family="paragraph" style:parent-style-name="Standard" style:list-style-name="L15">
      <style:text-properties officeooo:rsid="000d4849" officeooo:paragraph-rsid="000d4849"/>
    </style:style>
    <style:style style:name="P27" style:family="paragraph" style:parent-style-name="Standard" style:list-style-name="L16">
      <style:text-properties officeooo:rsid="000daeae" officeooo:paragraph-rsid="000daeae"/>
    </style:style>
    <style:style style:name="P28" style:family="paragraph" style:parent-style-name="Standard" style:list-style-name="L17">
      <style:text-properties officeooo:rsid="000daeae" officeooo:paragraph-rsid="000daeae"/>
    </style:style>
    <style:style style:name="P29" style:family="paragraph" style:parent-style-name="Standard" style:list-style-name="L18">
      <style:text-properties officeooo:rsid="000daeae" officeooo:paragraph-rsid="000daeae"/>
    </style:style>
    <style:style style:name="P30" style:family="paragraph" style:parent-style-name="Standard" style:list-style-name="L19">
      <style:text-properties officeooo:rsid="000daeae" officeooo:paragraph-rsid="000daeae"/>
    </style:style>
    <style:style style:name="P31" style:family="paragraph" style:parent-style-name="Standard" style:list-style-name="L20">
      <style:text-properties officeooo:rsid="000db248" officeooo:paragraph-rsid="000db248"/>
    </style:style>
    <style:style style:name="P32" style:family="paragraph" style:parent-style-name="Standard" style:list-style-name="L21">
      <style:text-properties officeooo:rsid="000db248" officeooo:paragraph-rsid="000db248"/>
    </style:style>
    <style:style style:name="P33" style:family="paragraph" style:parent-style-name="Standard" style:list-style-name="L22">
      <style:text-properties officeooo:rsid="000fab58" officeooo:paragraph-rsid="000fab58"/>
    </style:style>
    <style:style style:name="P34" style:family="paragraph" style:parent-style-name="Standard" style:list-style-name="L23">
      <style:text-properties officeooo:rsid="000fab58" officeooo:paragraph-rsid="000fab58"/>
    </style:style>
    <style:style style:name="P35" style:family="paragraph" style:parent-style-name="Standard" style:list-style-name="L24">
      <style:text-properties officeooo:rsid="0010309f" officeooo:paragraph-rsid="0010309f"/>
    </style:style>
    <style:style style:name="P36" style:family="paragraph" style:parent-style-name="Standard" style:list-style-name="L25">
      <style:text-properties officeooo:rsid="0010309f" officeooo:paragraph-rsid="0010309f"/>
    </style:style>
    <style:style style:name="P37" style:family="paragraph" style:parent-style-name="Standard" style:list-style-name="L26">
      <style:text-properties officeooo:rsid="00122d47" officeooo:paragraph-rsid="00122d47"/>
    </style:style>
    <style:style style:name="P38" style:family="paragraph" style:parent-style-name="Standard" style:list-style-name="L27">
      <style:text-properties officeooo:rsid="00122d47" officeooo:paragraph-rsid="00122d47"/>
    </style:style>
    <style:style style:name="P39" style:family="paragraph" style:parent-style-name="Standard" style:list-style-name="L28">
      <style:text-properties officeooo:rsid="00130fd9" officeooo:paragraph-rsid="00130fd9"/>
    </style:style>
    <style:style style:name="P40" style:family="paragraph" style:parent-style-name="Standard" style:list-style-name="L29">
      <style:text-properties officeooo:rsid="00130fd9" officeooo:paragraph-rsid="00130fd9"/>
    </style:style>
    <style:style style:name="T1" style:family="text">
      <style:text-properties officeooo:rsid="000d4849"/>
    </style:style>
    <style:style style:name="T2" style:family="text">
      <style:text-properties officeooo:rsid="000daeae"/>
    </style:style>
    <style:style style:name="T3" style:family="text">
      <style:text-properties officeooo:rsid="000ebc11"/>
    </style:style>
    <style:style style:name="T4" style:family="text">
      <style:text-properties officeooo:rsid="000fab58"/>
    </style:style>
    <style:style style:name="T5" style:family="text">
      <style:text-properties officeooo:rsid="0010309f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oftware year 12 task 1 logbook</text:p>
      <text:p text:style-name="P1">Noah Hallows</text:p>
      <text:p text:style-name="P1"/>
      <text:p text:style-name="Standard">Entry 1 29/10/23</text:p>
      <text:p text:style-name="Standard"/>
      <text:p text:style-name="Standard">Aim: My aim today was to make an official start to my project and setup the libraries I am going to use in the major project.</text:p>
      <text:p text:style-name="Standard"/>
      <text:p text:style-name="Standard">Work completed:</text:p>
      <text:list text:style-name="L1">
        <text:list-item>
          <text:p text:style-name="P12">Started Gannt chart</text:p>
        </text:list-item>
        <text:list-item>
          <text:p text:style-name="P12">Started log book</text:p>
        </text:list-item>
        <text:list-item>
          <text:p text:style-name="P12">setup Opencv, distrobox and “face-recognition”(a python package for face recognition)</text:p>
        </text:list-item>
      </text:list>
      <text:p text:style-name="Standard"/>
      <text:p text:style-name="Standard">Work to be continued:</text:p>
      <text:p text:style-name="Standard">I plan to continue updating the software I have installed and my log book and gannt chart.</text:p>
      <text:p text:style-name="Standard"/>
      <text:p text:style-name="Standard">Issues:</text:p>
      <text:p text:style-name="Standard">Opencv doesn’t provide an install guide for Arch Linux, so instead of working it out my self I have setup a Fedora Linux container.</text:p>
      <text:p text:style-name="Standard"/>
      <text:p text:style-name="Standard">Entry 2 31/10/23</text:p>
      <text:p text:style-name="Standard"/>
      <text:p text:style-name="Standard">Aim: My aim today was to get a significant amount of my defining and understanding section done</text:p>
      <text:p text:style-name="Standard"/>
      <text:p text:style-name="Standard">Work completed:</text:p>
      <text:list text:style-name="L2">
        <text:list-item>
          <text:p text:style-name="P13">DFD</text:p>
        </text:list-item>
        <text:list-item>
          <text:p text:style-name="P13">IPO diagram</text:p>
        </text:list-item>
        <text:list-item>
          <text:p text:style-name="P13">Identification of the problem</text:p>
        </text:list-item>
        <text:list-item>
          <text:p text:style-name="P13">Social and ethical issues</text:p>
        </text:list-item>
      </text:list>
      <text:p text:style-name="Standard"/>
      <text:p text:style-name="Standard">Work to be continued:</text:p>
      <text:list text:style-name="L3">
        <text:list-item>
          <text:p text:style-name="P14">Structure chart</text:p>
        </text:list-item>
      </text:list>
      <text:p text:style-name="Standard">Issues: I had difficulty finding a program to make my diagrams in</text:p>
      <text:p text:style-name="Standard"/>
      <text:p text:style-name="Standard">Entry 3 1/11/23</text:p>
      <text:p text:style-name="Standard"/>
      <text:p text:style-name="Standard">Aim: To complete my context diagram</text:p>
      <text:p text:style-name="Standard"/>
      <text:p text:style-name="Standard">Work complete:</text:p>
      <text:list text:style-name="L4">
        <text:list-item>
          <text:p text:style-name="P15">Context diagram</text:p>
        </text:list-item>
      </text:list>
      <text:p text:style-name="Standard"/>
      <text:p text:style-name="Standard">Work to be continued:</text:p>
      <text:list text:style-name="L5">
        <text:list-item>
          <text:p text:style-name="P16">NA</text:p>
        </text:list-item>
      </text:list>
      <text:p text:style-name="Standard"/>
      <text:p text:style-name="Standard">Issues: NA</text:p>
      <text:p text:style-name="Standard"/>
      <text:p text:style-name="Standard">Entry 4 2/11/23</text:p>
      <text:p text:style-name="Standard"/>
      <text:p text:style-name="Standard">Aim: To finish my system modeling tools</text:p>
      <text:p text:style-name="Standard"/>
      <text:p text:style-name="Standard">Work completed:</text:p>
      <text:list text:style-name="L6">
        <text:list-item>
          <text:p text:style-name="P17"><text:soft-page-break/>Strucute chart</text:p>
        </text:list-item>
        <text:list-item>
          <text:p text:style-name="P17">System flow chart</text:p>
        </text:list-item>
        <text:list-item>
          <text:p text:style-name="P17">Data dictionary</text:p>
        </text:list-item>
        <text:list-item>
          <text:p text:style-name="P17">Generation of ideas section</text:p>
        </text:list-item>
        <text:list-item>
          <text:p text:style-name="P17">Communication with others section</text:p>
        </text:list-item>
        <text:list-item>
          <text:p text:style-name="P17">Updated IPO diagram</text:p>
        </text:list-item>
        <text:list-item>
          <text:p text:style-name="P17">Selected appropriate data types</text:p>
        </text:list-item>
        <text:list-item>
          <text:p text:style-name="P17">Draft inferface design</text:p>
        </text:list-item>
        <text:list-item>
          <text:p text:style-name="P17">Setup github repo to store my work</text:p>
        </text:list-item>
      </text:list>
      <text:p text:style-name="Standard"/>
      <text:p text:style-name="Standard">Work to be continued:</text:p>
      <text:list text:style-name="L7">
        <text:list-item>
          <text:p text:style-name="P18">NA</text:p>
        </text:list-item>
      </text:list>
      <text:p text:style-name="Standard"/>
      <text:p text:style-name="Standard">Issues: Microsoft Visio is bad, 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/text:p>
      <text:p text:style-name="Standard"/>
      <text:p text:style-name="Standard">Entry 5 3/11/23</text:p>
      <text:p text:style-name="Standard"/>
      <text:p text:style-name="Standard">Aim: I planned on making my pseudocode and algorithm flowchart</text:p>
      <text:p text:style-name="Standard"/>
      <text:p text:style-name="Standard">Work complete:</text:p>
      <text:list text:style-name="L8">
        <text:list-item>
          <text:p text:style-name="P19">Pseudocode</text:p>
        </text:list-item>
        <text:list-item>
          <text:p text:style-name="P19">Algorithm flow chart</text:p>
        </text:list-item>
        <text:list-item>
          <text:p text:style-name="P19">Updated gannt chart</text:p>
        </text:list-item>
        <text:list-item>
          <text:p text:style-name="P19">Updated IPO diagram</text:p>
        </text:list-item>
      </text:list>
      <text:p text:style-name="Standard"/>
      <text:p text:style-name="Standard">Work to be continued:</text:p>
      <text:list text:style-name="L9">
        <text:list-item>
          <text:p text:style-name="P20">NA</text:p>
        </text:list-item>
      </text:list>
      <text:p text:style-name="Standard"/>
      <text:p text:style-name="Standard">Issues: Once again I do not like Microsoft Visio and I’m not 100% sure how I will tell opencv which face to blur</text:p>
      <text:p text:style-name="Standard"/>
      <text:p text:style-name="Standard">Entry 6 4/11/23</text:p>
      <text:p text:style-name="Standard"/>
      <text:p text:style-name="Standard">Aim: I plan on completing the remaining work for my assessment</text:p>
      <text:p text:style-name="Standard"/>
      <text:p text:style-name="Standard">Work complete:</text:p>
      <text:list text:style-name="L10">
        <text:list-item>
          <text:p text:style-name="P21">Selection of software environment</text:p>
        </text:list-item>
        <text:list-item>
          <text:p text:style-name="P21">Identification of appropriate hardware</text:p>
        </text:list-item>
        <text:list-item>
          <text:p text:style-name="P21">Defining files</text:p>
        </text:list-item>
        <text:list-item>
          <text:p text:style-name="P21">Refined system flow chart</text:p>
        </text:list-item>
        <text:list-item>
          <text:p text:style-name="P21">Refined data dictionary</text:p>
        </text:list-item>
        <text:list-item>
          <text:p text:style-name="P21">Identification of potential subroutines</text:p>
        </text:list-item>
        <text:list-item>
          <text:p text:style-name="P21">Identification of appropriate test data</text:p>
        </text:list-item>
        <text:list-item>
          <text:p text:style-name="P21">Planed enabling of user feedback and update system</text:p>
        </text:list-item>
        <text:list-item>
          <text:p text:style-name="P21">Reconsideration of social and ethical issues</text:p>
        </text:list-item>
        <text:list-item>
          <text:p text:style-name="P21">More communication with others</text:p>
        </text:list-item>
        <text:list-item>
          <text:p text:style-name="P21">Management of project using tools</text:p>
        </text:list-item>
        <text:list-item>
          <text:p text:style-name="P21">Compiling all work into single document ready for submission</text:p>
        </text:list-item>
      </text:list>
      <text:p text:style-name="Standard"/>
      <text:p text:style-name="Standard"><text:soft-page-break/>Work to be continued</text:p>
      <text:list text:style-name="L11">
        <text:list-item>
          <text:p text:style-name="P22">NA, project completed</text:p>
        </text:list-item>
      </text:list>
      <text:p text:style-name="Standard"/>
      <text:p text:style-name="Standard">Issues: I encountered no major issues today, the libraries and language I am using have no clear minimum hardware requirements, so I had to work them out myself.</text:p>
      <text:p text:style-name="Standard"/>
      <text:p text:style-name="Standard">Entry 7 21/11/23</text:p>
      <text:p text:style-name="Standard"/>
      <text:p text:style-name="Standard">Aim: Create prototype to include in assessment</text:p>
      <text:p text:style-name="Standard"/>
      <text:p text:style-name="Standard">Work completed:</text:p>
      <text:p text:style-name="Standard"/>
      <text:list text:style-name="L12">
        <text:list-item>
          <text:p text:style-name="P23">The prototype is largely done; however, it doesn’t search sub directories. This will be fixed in the final version</text:p>
        </text:list-item>
      </text:list>
      <text:p text:style-name="Standard"/>
      <text:p text:style-name="Standard">Work to be continued:</text:p>
      <text:list text:continue-numbering="true" text:style-name="L12">
        <text:list-item>
          <text:p text:style-name="P23">Na</text:p>
        </text:list-item>
      </text:list>
      <text:p text:style-name="Standard"/>
      <text:p text:style-name="Standard">Issues: See above</text:p>
      <text:p text:style-name="Standard"/>
      <text:p text:style-name="Standard">Entry 8 23/11/2023</text:p>
      <text:p text:style-name="Standard"/>
      <text:p text:style-name="Standard">Aim: to fix minor issues in my portfolio, particularly improve the UI mockup</text:p>
      <text:p text:style-name="Standard"/>
      <text:p text:style-name="Standard">Work completed:</text:p>
      <text:list text:continue-numbering="true" text:style-name="L12">
        <text:list-item>
          <text:p text:style-name="P23">Improved UI mockup</text:p>
        </text:list-item>
        <text:list-item>
          <text:p text:style-name="P23">Improved pseudocode</text:p>
        </text:list-item>
        <text:list-item>
          <text:p text:style-name="P23">Included data structure</text:p>
        </text:list-item>
      </text:list>
      <text:p text:style-name="Standard"/>
      <text:p text:style-name="Standard">Work to be continued:</text:p>
      <text:list text:style-name="L13">
        <text:list-item>
          <text:p text:style-name="P24">Na</text:p>
        </text:list-item>
      </text:list>
      <text:p text:style-name="Standard"/>
      <text:p text:style-name="Standard">Issues: Due to communication from the head teacher, I realized that I had missed the section of data structures.</text:p>
      <text:p text:style-name="Standard"/>
      <text:p text:style-name="P2">Entry 9 <text:span text:style-name="T1">4/1/2024</text:span></text:p>
      <text:p text:style-name="P2"/>
      <text:p text:style-name="P3">Aim: To reorginise the the folder structure of my project</text:p>
      <text:p text:style-name="P3"/>
      <text:p text:style-name="P3">Work complete:</text:p>
      <text:list text:style-name="L14">
        <text:list-item>
          <text:p text:style-name="P25">Created python virual environment</text:p>
        </text:list-item>
        <text:list-item>
          <text:p text:style-name="P25">Moved documentation into seperate folder</text:p>
        </text:list-item>
        <text:list-item>
          <text:p text:style-name="P25">Setup moduals</text:p>
        </text:list-item>
      </text:list>
      <text:p text:style-name="P3"/>
      <text:p text:style-name="P3">Work to be continued:</text:p>
      <text:list text:style-name="L15">
        <text:list-item>
          <text:p text:style-name="P26">NA</text:p>
        </text:list-item>
      </text:list>
      <text:p text:style-name="P3"/>
      <text:p text:style-name="P4">Issues: NA</text:p>
      <text:p text:style-name="P3"/>
      <text:p text:style-name="P3">Entry 9 5/1/2024</text:p>
      <text:p text:style-name="P3"/>
      <text:p text:style-name="P3">Aim: <text:span text:style-name="T2">To create the GUI</text:span></text:p>
      <text:p text:style-name="P3"><text:soft-page-break/></text:p>
      <text:p text:style-name="P4">Work complete:</text:p>
      <text:list text:style-name="L16">
        <text:list-item>
          <text:p text:style-name="P27">The start/data input screen is working</text:p>
        </text:list-item>
      </text:list>
      <text:p text:style-name="P4"/>
      <text:p text:style-name="P4">Work to be continued:</text:p>
      <text:list text:style-name="L17">
        <text:list-item>
          <text:p text:style-name="P28">Progress bar</text:p>
        </text:list-item>
        <text:list-item>
          <text:p text:style-name="P28">End screen</text:p>
        </text:list-item>
        <text:list-item>
          <text:p text:style-name="P28">Connect GUI to backend</text:p>
        </text:list-item>
      </text:list>
      <text:p text:style-name="P4"/>
      <text:p text:style-name="P4">Issues: The progress bar isn’t working, it gives a X error when I try to update it from a seperate thread. I may have to change UI frameworks</text:p>
      <text:p text:style-name="P4"/>
      <text:p text:style-name="P4">Entry 10 6/1/2024</text:p>
      <text:p text:style-name="P4"/>
      <text:p text:style-name="P4">Aim: Get the progress bar to work</text:p>
      <text:p text:style-name="P4"/>
      <text:p text:style-name="P4">Work completed:</text:p>
      <text:list text:style-name="L18">
        <text:list-item>
          <text:p text:style-name="P29">NA</text:p>
        </text:list-item>
      </text:list>
      <text:p text:style-name="P4">Work to be continued:</text:p>
      <text:list text:style-name="L19">
        <text:list-item>
          <text:p text:style-name="P30">Progress bar</text:p>
        </text:list-item>
      </text:list>
      <text:p text:style-name="P4"/>
      <text:p text:style-name="P4">Issues: The progress bar still isn’t working, I may rewrite in C++</text:p>
      <text:p text:style-name="P4"/>
      <text:p text:style-name="P4">Entry 11 8/1/2024</text:p>
      <text:p text:style-name="P4"/>
      <text:p text:style-name="P4">Aim: Switch to a different UI frameworks</text:p>
      <text:p text:style-name="P4"/>
      <text:p text:style-name="P4">Work completed:</text:p>
      <text:list text:style-name="L20">
        <text:list-item>
          <text:p text:style-name="P31">Selected PySide6 (a python port of QT6) as my UI framework</text:p>
        </text:list-item>
      </text:list>
      <text:p text:style-name="P5"/>
      <text:p text:style-name="P5">Work to be continued:</text:p>
      <text:list text:style-name="L21">
        <text:list-item>
          <text:p text:style-name="P32">Remake ui using pyside6</text:p>
        </text:list-item>
      </text:list>
      <text:p text:style-name="P5"/>
      <text:p text:style-name="P5">Entry 12 <text:span text:style-name="T3">12/2/2024</text:span></text:p>
      <text:p text:style-name="P5"/>
      <text:p text:style-name="P6">Aim: <text:span text:style-name="T4">Fix the github repository for my project</text:span></text:p>
      <text:p text:style-name="P6"/>
      <text:p text:style-name="P7">Work completed:</text:p>
      <text:list text:style-name="L22">
        <text:list-item>
          <text:p text:style-name="P33">Fixed git repo</text:p>
        </text:list-item>
      </text:list>
      <text:p text:style-name="P7">Work to be continued:</text:p>
      <text:list text:style-name="L23">
        <text:list-item>
          <text:p text:style-name="P34">NA</text:p>
        </text:list-item>
      </text:list>
      <text:p text:style-name="P7">Issues: Because I hadn’t bothered to commit some changes the repo broke</text:p>
      <text:p text:style-name="P7"/>
      <text:p text:style-name="P7">Entry 13 13/2/2024</text:p>
      <text:p text:style-name="P7"/>
      <text:p text:style-name="P7">Aim: Get the ui to <text:span text:style-name="T5">function with the backend</text:span></text:p>
      <text:p text:style-name="P7"/>
      <text:p text:style-name="P8">Work completed:</text:p>
      <text:list text:style-name="L24">
        <text:list-item>
          <text:p text:style-name="P35">Got main ui elements working</text:p>
        </text:list-item>
      </text:list>
      <text:p text:style-name="P8">Work to be continued:</text:p>
      <text:list text:style-name="L25">
        <text:list-item>
          <text:p text:style-name="P36">Get progress bar working</text:p>
        </text:list-item>
        <text:list-item>
          <text:p text:style-name="P36">Implement input checking</text:p>
        </text:list-item>
        <text:list-item>
          <text:p text:style-name="P36"><text:soft-page-break/>Stop ui from freezing when image processing is run</text:p>
        </text:list-item>
      </text:list>
      <text:p text:style-name="P8">Issues: I had some issues getting the frontend and backend components to work</text:p>
      <text:p text:style-name="P8"/>
      <text:p text:style-name="P9">Entry 14 17/2/2024</text:p>
      <text:p text:style-name="P9"/>
      <text:p text:style-name="P10">Aim: Setup separate backend and frontend threads to fix multiple issues</text:p>
      <text:p text:style-name="P9"/>
      <text:p text:style-name="P9">Work complete:</text:p>
      <text:list text:style-name="L26">
        <text:list-item>
          <text:p text:style-name="P37">Setup multiple threads so the frontend ui doesn’t freeze when backend is run</text:p>
        </text:list-item>
        <text:list-item>
          <text:p text:style-name="P37">Implemented progress bar</text:p>
        </text:list-item>
        <text:list-item>
          <text:p text:style-name="P37">Implemented some input checking</text:p>
        </text:list-item>
      </text:list>
      <text:p text:style-name="P9">Work to be continued:</text:p>
      <text:list text:style-name="L27">
        <text:list-item>
          <text:p text:style-name="P38">NA</text:p>
        </text:list-item>
      </text:list>
      <text:p text:style-name="P9">Issues: I had some trouble getting the program to be thread safe which was caused by my use of global variables</text:p>
      <text:p text:style-name="P9"/>
      <text:p text:style-name="P10">Entry 15 20/2/2024</text:p>
      <text:p text:style-name="P10"/>
      <text:p text:style-name="P10">Aim: Update the documentation</text:p>
      <text:p text:style-name="P10"/>
      <text:p text:style-name="P10">Work completed:</text:p>
      <text:list text:style-name="L28">
        <text:list-item>
          <text:p text:style-name="P39">Updated algorithm flow charts</text:p>
        </text:list-item>
        <text:list-item>
          <text:p text:style-name="P39">Updated gannt chart</text:p>
        </text:list-item>
        <text:list-item>
          <text:p text:style-name="P39">Updated system flow charts</text:p>
        </text:list-item>
      </text:list>
      <text:p text:style-name="P10">Work to be continued:</text:p>
      <text:list text:style-name="L29">
        <text:list-item>
          <text:p text:style-name="P40">Continue updating documentation</text:p>
        </text:list-item>
      </text:list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creation-date>2023-10-29T11:15:00Z</meta:creation-date>
    <dc:date>2024-02-29T11:20:13.270156549</dc:date>
    <meta:editing-cycles>16</meta:editing-cycles>
    <meta:editing-duration>PT2H49M42S</meta:editing-duration>
    <meta:document-statistic meta:table-count="0" meta:image-count="0" meta:object-count="0" meta:page-count="5" meta:paragraph-count="152" meta:word-count="936" meta:character-count="5154" meta:non-whitespace-character-count="4440"/>
    <meta:template xlink:type="simple" xlink:actuate="onRequest" xlink:title="" xlink:href="Normal.dotm"/>
  </office:meta>
</office:document-meta>
</file>